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4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Standard" style:list-style-name="L1">
      <style:text-properties officeooo:rsid="0015999e" officeooo:paragraph-rsid="0015999e"/>
    </style:style>
    <style:style style:name="P2" style:family="paragraph" style:parent-style-name="Standard" style:list-style-name="L1">
      <style:text-properties officeooo:rsid="00165a35" officeooo:paragraph-rsid="00165a35"/>
    </style:style>
    <style:style style:name="P3" style:family="paragraph" style:parent-style-name="Standard" style:list-style-name="L1">
      <style:text-properties officeooo:rsid="00184542" officeooo:paragraph-rsid="00184542"/>
    </style:style>
    <style:style style:name="P4" style:family="paragraph" style:parent-style-name="Standard" style:list-style-name="L1">
      <style:text-properties officeooo:rsid="001851a2" officeooo:paragraph-rsid="001851a2"/>
    </style:style>
    <style:style style:name="P5" style:family="paragraph" style:parent-style-name="Standard" style:list-style-name="L1">
      <style:text-properties officeooo:rsid="001af6a4" officeooo:paragraph-rsid="001af6a4"/>
    </style:style>
    <style:style style:name="P6" style:family="paragraph" style:parent-style-name="Standard" style:list-style-name="L1">
      <style:text-properties officeooo:rsid="001af6a4" officeooo:paragraph-rsid="001bf34f"/>
    </style:style>
    <style:style style:name="P7" style:family="paragraph" style:parent-style-name="Standard" style:list-style-name="L1">
      <style:text-properties officeooo:rsid="001bf34f" officeooo:paragraph-rsid="001bf34f"/>
    </style:style>
    <style:style style:name="P8" style:family="paragraph" style:parent-style-name="Standard" style:list-style-name="L1">
      <style:text-properties officeooo:rsid="001bf34f" officeooo:paragraph-rsid="001cda4e"/>
    </style:style>
    <style:style style:name="P9" style:family="paragraph" style:parent-style-name="Standard" style:list-style-name="L1">
      <style:text-properties officeooo:rsid="001bf34f" officeooo:paragraph-rsid="001e5676"/>
    </style:style>
    <style:style style:name="P10" style:family="paragraph" style:parent-style-name="Standard" style:list-style-name="L1">
      <style:text-properties officeooo:rsid="001e5676" officeooo:paragraph-rsid="001e5676"/>
    </style:style>
    <style:style style:name="P11" style:family="paragraph" style:parent-style-name="Standard" style:list-style-name="L1">
      <style:text-properties officeooo:rsid="001fde31" officeooo:paragraph-rsid="001fde31"/>
    </style:style>
    <style:style style:name="P12" style:family="paragraph" style:parent-style-name="Standard" style:list-style-name="L1">
      <style:text-properties officeooo:rsid="0021ba8f" officeooo:paragraph-rsid="0021ba8f"/>
    </style:style>
    <style:style style:name="P13" style:family="paragraph" style:parent-style-name="Standard" style:list-style-name="L1">
      <style:text-properties officeooo:rsid="0021ba8f" officeooo:paragraph-rsid="00226d30"/>
    </style:style>
    <style:style style:name="P14" style:family="paragraph" style:parent-style-name="Standard" style:list-style-name="L1">
      <style:text-properties officeooo:rsid="00226d30" officeooo:paragraph-rsid="00226d30"/>
    </style:style>
    <style:style style:name="P15" style:family="paragraph" style:parent-style-name="Standard" style:list-style-name="L1">
      <style:text-properties officeooo:rsid="0023efd7" officeooo:paragraph-rsid="0023efd7"/>
    </style:style>
    <style:style style:name="P16" style:family="paragraph" style:parent-style-name="Standard">
      <style:text-properties officeooo:rsid="0023efd7" officeooo:paragraph-rsid="0023efd7"/>
    </style:style>
    <style:style style:name="P17" style:family="paragraph" style:parent-style-name="Standard" style:list-style-name="L1">
      <style:text-properties officeooo:rsid="0024f662" officeooo:paragraph-rsid="0024f662"/>
    </style:style>
    <style:style style:name="P18" style:family="paragraph" style:parent-style-name="Standard">
      <style:text-properties officeooo:rsid="0024f662" officeooo:paragraph-rsid="0024f662"/>
    </style:style>
    <style:style style:name="P19" style:family="paragraph" style:parent-style-name="Standard" style:list-style-name="L1">
      <style:text-properties officeooo:rsid="0025e94b" officeooo:paragraph-rsid="0025e94b"/>
    </style:style>
    <style:style style:name="P20" style:family="paragraph" style:parent-style-name="Standard" style:list-style-name="L1">
      <style:text-properties officeooo:rsid="0026dfa1" officeooo:paragraph-rsid="0026dfa1"/>
    </style:style>
    <style:style style:name="P21" style:family="paragraph" style:parent-style-name="Standard">
      <style:text-properties officeooo:rsid="0026dfa1" officeooo:paragraph-rsid="0026dfa1"/>
    </style:style>
    <style:style style:name="P22" style:family="paragraph" style:parent-style-name="Table_20_Contents">
      <style:text-properties officeooo:rsid="0023efd7" officeooo:paragraph-rsid="0024f662"/>
    </style:style>
    <style:style style:name="P23" style:family="paragraph" style:parent-style-name="Table_20_Contents">
      <style:text-properties officeooo:rsid="0024f662" officeooo:paragraph-rsid="0024f662"/>
    </style:style>
    <style:style style:name="T1" style:family="text">
      <style:text-properties officeooo:rsid="001bf34f"/>
    </style:style>
    <style:style style:name="T2" style:family="text">
      <style:text-properties officeooo:rsid="001e567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99729577" text:style-name="L1">
        <text:list-item>
          <text:p text:style-name="P1">R4.3</text:p>
          <text:list>
            <text:list-item>
              <text:p text:style-name="P1">55</text:p>
            </text:list-item>
            <text:list-item>
              <text:p text:style-name="P1">6</text:p>
            </text:list-item>
            <text:list-item>
              <text:p text:style-name="P1">120</text:p>
            </text:list-item>
            <text:list-item>
              <text:p text:style-name="P1">64</text:p>
            </text:list-item>
          </text:list>
        </text:list-item>
        <text:list-item>
          <text:p text:style-name="P1">R4.7</text:p>
          <text:list>
            <text:list-item>
              <text:p text:style-name="P1">1 2 3 4 5 6 7 8 9</text:p>
            </text:list-item>
            <text:list-item>
              <text:p text:style-name="P1">1 3 5 7 9</text:p>
            </text:list-item>
            <text:list-item>
              <text:p text:style-name="P2">10 9 8 7 6 5 4 3 2</text:p>
            </text:list-item>
            <text:list-item>
              <text:p text:style-name="P2">0 1 2 3 4 5 6 7 8 9</text:p>
            </text:list-item>
            <text:list-item>
              <text:p text:style-name="P2">1 2 4 8 </text:p>
            </text:list-item>
            <text:list-item>
              <text:p text:style-name="P2">2 4 6 8 </text:p>
            </text:list-item>
          </text:list>
        </text:list-item>
        <text:list-item>
          <text:p text:style-name="P2">R4.12</text:p>
          <text:list>
            <text:list-item>
              <text:p text:style-name="P3">java supports while loops, do-while loops, for loops, and for each loops. A while loop is typically used when a sentinel value determines whether it keeps looping. A do-while is the same thing but it always executes the block of code at least once. A for loop is used when you want to make a count controlled loop, and is very useful for iterating through arrays. A for each loop is used to access each element in an array and is useful when you don’t need to know about the array index.</text:p>
            </text:list-item>
          </text:list>
        </text:list-item>
        <text:list-item>
          <text:p text:style-name="P3">R4.13</text:p>
          <text:list>
            <text:list-item>
              <text:p text:style-name="P3">10</text:p>
            </text:list-item>
            <text:list-item>
              <text:p text:style-name="P3">10</text:p>
            </text:list-item>
            <text:list-item>
              <text:p text:style-name="P3">10</text:p>
            </text:list-item>
            <text:list-item>
              <text:p text:style-name="P3">21</text:p>
            </text:list-item>
            <text:list-item>
              <text:p text:style-name="P3">infinite</text:p>
            </text:list-item>
            <text:list-item>
              <text:p text:style-name="P3">11</text:p>
            </text:list-item>
            <text:list-item>
              <text:p text:style-name="P3">7</text:p>
            </text:list-item>
          </text:list>
        </text:list-item>
        <text:list-item>
          <text:p text:style-name="P3">R4.18</text:p>
          <text:list>
            <text:list-item>
              <text:p text:style-name="P3">int s = 0;</text:p>
              <text:p text:style-name="P3">int i = 1;</text:p>
              <text:p text:style-name="P3">while(i &lt;= 10){</text:p>
              <text:list>
                <text:list-header>
                  <text:p text:style-name="P3">s += i;</text:p>
                  <text:p text:style-name="P3">i++;</text:p>
                </text:list-header>
              </text:list>
              <text:p text:style-name="P3">}</text:p>
            </text:list-item>
          </text:list>
        </text:list-item>
        <text:list-item>
          <text:p text:style-name="P3">R4.21</text:p>
          <text:list>
            <text:list-item>
              <text:p text:style-name="P3">2 4 7 11 16</text:p>
            </text:list-item>
            <text:list-item>
              <text:p text:style-name="P4">4 9 16</text:p>
            </text:list-item>
            <text:list-item>
              <text:p text:style-name="P4">10 7</text:p>
            </text:list-item>
          </text:list>
        </text:list-item>
        <text:list-item>
          <text:p text:style-name="P4">R4.28</text:p>
          <text:list>
            <text:list-item>
              <text:p text:style-name="P4">the largest value could be less than zero or the smallest value could be bigger than zero</text:p>
            </text:list-item>
          </text:list>
        </text:list-item>
        <text:list-item>
          <text:p text:style-name="P4">R4.29</text:p>
          <text:list>
            <text:list-item>
              <text:p text:style-name="P4">nested loops are a loop inside another loop. They are usually used when traversing 2D arrays.</text:p>
            </text:list-item>
          </text:list>
        </text:list-item>
        <text:list-item>
          <text:p text:style-name="P4">R4.30</text:p>
          <text:list>
            <text:list-header>
              <text:p text:style-name="P4">for(int i = 1; i &lt;= height * width; i++){</text:p>
              <text:list>
                <text:list-header>
                  <text:p text:style-name="P4">System.out.print("*");</text:p>
                  <text:p text:style-name="P4">if(i % width == 0){</text:p>
                  <text:list>
                    <text:list-header>
                      <text:p text:style-name="P4">System.out.println();</text:p>
                    </text:list-header>
                  </text:list>
                  <text:p text:style-name="P4">}</text:p>
                </text:list-header>
              </text:list>
              <text:p text:style-name="P4"><text:soft-page-break/>}</text:p>
            </text:list-header>
          </text:list>
        </text:list-item>
        <text:list-item>
          <text:p text:style-name="P4">R4.31</text:p>
          <text:list>
            <text:list-item>
              <text:p text:style-name="P4">for hours you would do (int) (Math.random() * 12) + 1</text:p>
            </text:list-item>
            <text:list-item>
              <text:p text:style-name="P4">for minutes you would do (int) (Math.random() * 60)</text:p>
            </text:list-item>
          </text:list>
        </text:list-item>
        <text:list-item>
          <text:p text:style-name="P4">R4.32</text:p>
          <text:list>
            <text:list-item>
              <text:p text:style-name="P5">generate a random number between one and (10 + 3 + 2). If it is between 1 and 10, harry will choose california, if it is between 11 and 13, harry will visit nevada, and if it is 14 or 15, harry will visit utah</text:p>
            </text:list-item>
          </text:list>
        </text:list-item>
        <text:list-item>
          <text:p text:style-name="P5">R6.1</text:p>
          <text:list>
            <text:list-item>
              <text:p text:style-name="P5">int[] arr = new int[10];</text:p>
              <text:p text:style-name="P5">arr[0] = 17;</text:p>
              <text:p text:style-name="P5">arr[arr.length-1] = 29;</text:p>
              <text:p text:style-name="P5">for(int i = 1; i &lt; arr.length - 1; i++){</text:p>
              <text:list>
                <text:list-header>
                  <text:p text:style-name="P5">arr[i] = -1;</text:p>
                </text:list-header>
              </text:list>
              <text:p text:style-name="P5">}</text:p>
              <text:p text:style-name="P5">for(int val : arr){</text:p>
              <text:list text:continue-numbering="true">
                <text:list-header>
                  <text:p text:style-name="P5">System.out.println(val);</text:p>
                </text:list-header>
              </text:list>
              <text:p text:style-name="P5">}</text:p>
              <text:p text:style-name="P5">for(int val : arr){</text:p>
              <text:list text:continue-numbering="true">
                <text:list-header>
                  <text:p text:style-name="P5">System.out.print(val + ", ");</text:p>
                </text:list-header>
              </text:list>
              <text:p text:style-name="P5">}</text:p>
            </text:list-item>
          </text:list>
        </text:list-item>
        <text:list-item>
          <text:p text:style-name="P5">R6.2</text:p>
          <text:list>
            <text:list-item>
              <text:p text:style-name="P6">for(int i = 0, val = 1; <text:span text:style-name="T1">i &lt; 10 &amp;&amp; val &lt;= 10</text:span>; i++, val += 1){</text:p>
              <text:list>
                <text:list-header>
                  <text:p text:style-name="P5">arr[i] = val;</text:p>
                </text:list-header>
              </text:list>
              <text:p text:style-name="P5">}</text:p>
            </text:list-item>
            <text:list-item>
              <text:p text:style-name="P7">for(int i = 0, val = 0; i &lt; 11 &amp;&amp; val &lt;= 20; i++, val += 2){</text:p>
              <text:list>
                <text:list-header>
                  <text:p text:style-name="P7">arr[i] = val;</text:p>
                </text:list-header>
              </text:list>
              <text:p text:style-name="P8">}</text:p>
            </text:list-item>
            <text:list-item>
              <text:p text:style-name="P8">for(int i = 0; i &lt; 10; i ++){</text:p>
              <text:list>
                <text:list-header>
                  <text:p text:style-name="P7">arr[i] = (i + 1) * (i + 1);</text:p>
                </text:list-header>
              </text:list>
              <text:p text:style-name="P7">}</text:p>
            </text:list-item>
            <text:list-item>
              <text:p text:style-name="P7">for(int i = 0; i &lt; 10; i ++){</text:p>
              <text:list>
                <text:list-header>
                  <text:p text:style-name="P7">arr[i] = 0;</text:p>
                </text:list-header>
              </text:list>
              <text:p text:style-name="P7">}</text:p>
            </text:list-item>
            <text:list-item>
              <text:p text:style-name="P7">arr[0] = 1;</text:p>
              <text:p text:style-name="P7">arr[1] = 4;</text:p>
              <text:p text:style-name="P7">arr[2] = 9;</text:p>
              <text:p text:style-name="P7">arr[3] = 16;</text:p>
              <text:p text:style-name="P7">arr[4] = 9;</text:p>
              <text:p text:style-name="P7">arr[5] = 7;</text:p>
              <text:p text:style-name="P7">arr[6] = 4;</text:p>
              <text:p text:style-name="P7">arr[7] = 9;</text:p>
              <text:p text:style-name="P7">arr[8] = 11;</text:p>
            </text:list-item>
            <text:list-item>
              <text:p text:style-name="P7">for(int i = 0; i &lt; 10; i++){</text:p>
              <text:list>
                <text:list-header>
                  <text:p text:style-name="P7">if(i % <text:span text:style-name="T2">2</text:span> == 0){</text:p>
                  <text:list>
                    <text:list-header>
                      <text:p text:style-name="P7">arr[i] = 0;</text:p>
                    </text:list-header>
                  </text:list>
                  <text:p text:style-name="P7">} else {</text:p>
                  <text:list text:continue-numbering="true">
                    <text:list-header>
                      <text:p text:style-name="P7">arr[i] = 1;</text:p>
                    </text:list-header>
                  </text:list>
                  <text:p text:style-name="P7">}</text:p>
                </text:list-header>
              </text:list>
              <text:p text:style-name="P7"><text:soft-page-break/>}</text:p>
            </text:list-item>
            <text:list-item>
              <text:p text:style-name="P9">for(int i = 0; i &lt; 10; i++) <text:span text:style-name="T2">{</text:span></text:p>
              <text:list>
                <text:list-header>
                  <text:p text:style-name="P9">if(i &gt; 4) {</text:p>
                  <text:list>
                    <text:list-header>
                      <text:p text:style-name="P7">arr[i] = i - 5;</text:p>
                    </text:list-header>
                  </text:list>
                  <text:p text:style-name="P7">} else {</text:p>
                  <text:list text:continue-numbering="true">
                    <text:list-header>
                      <text:p text:style-name="P7">arr[i] = i;</text:p>
                    </text:list-header>
                  </text:list>
                  <text:p text:style-name="P7">}</text:p>
                </text:list-header>
              </text:list>
              <text:p text:style-name="P7">}</text:p>
            </text:list-item>
          </text:list>
        </text:list-item>
        <text:list-item>
          <text:p text:style-name="P10">R6.3</text:p>
          <text:list>
            <text:list-item>
              <text:p text:style-name="P10">25</text:p>
            </text:list-item>
            <text:list-item>
              <text:p text:style-name="P10">13</text:p>
            </text:list-item>
            <text:list-item>
              <text:p text:style-name="P10">12</text:p>
            </text:list-item>
            <text:list-item>
              <text:p text:style-name="P11">index out of bounds</text:p>
            </text:list-item>
            <text:list-item>
              <text:p text:style-name="P11">11</text:p>
            </text:list-item>
            <text:list-item>
              <text:p text:style-name="P11">25</text:p>
            </text:list-item>
            <text:list-item>
              <text:p text:style-name="P11">12</text:p>
            </text:list-item>
            <text:list-item>
              <text:p text:style-name="P11">-1</text:p>
            </text:list-item>
          </text:list>
        </text:list-item>
        <text:list-item>
          <text:p text:style-name="P11">R6.4</text:p>
          <text:list>
            <text:list-item>
              <text:p text:style-name="P11">1, 1, 1, 1, 1, 1, 1, 1, 1, 1</text:p>
            </text:list-item>
            <text:list-item>
              <text:p text:style-name="P11">1, 1, 2, 3, 4, 5, 4, 3, 2, 1</text:p>
            </text:list-item>
            <text:list-item>
              <text:p text:style-name="P11">2, 3, 4, 5, 4, 3, 2, 1, 0, 0</text:p>
            </text:list-item>
            <text:list-item>
              <text:p text:style-name="P11">0, 0, 0, 0, 0, 0, 0, 0, 0, 0</text:p>
            </text:list-item>
            <text:list-item>
              <text:p text:style-name="P11">1, 3, 6, 10, 15, 19, 22, 24, 25, 25</text:p>
            </text:list-item>
            <text:list-item>
              <text:p text:style-name="P11">1, 0, 3, 0, 5, 0, 3, 0, 1, 0</text:p>
            </text:list-item>
            <text:list-item>
              <text:p text:style-name="P11">1, 2, 3, 4, 5, 1, 2, 3, 4, 5</text:p>
            </text:list-item>
            <text:list-item>
              <text:p text:style-name="P11">1, 1, 2, 3, 4, 4, 3, 2, 1, 0</text:p>
            </text:list-item>
          </text:list>
        </text:list-item>
        <text:list-item>
          <text:p text:style-name="P13">R6.5</text:p>
          <text:list>
            <text:list-item>
              <text:p text:style-name="P13">for(int i = 0; i &lt; 10; i++){</text:p>
              <text:list>
                <text:list-header>
                  <text:p text:style-name="P12">int random = (int)(Math.random() * 100) + 1;</text:p>
                  <text:p text:style-name="P12">while(random == values[i]){</text:p>
                  <text:list>
                    <text:list-header>
                      <text:p text:style-name="P12">random = (int)(Math.random() * 100) + 1;</text:p>
                    </text:list-header>
                  </text:list>
                  <text:p text:style-name="P12">}</text:p>
                  <text:p text:style-name="P12">values[i] = random;</text:p>
                </text:list-header>
              </text:list>
              <text:p text:style-name="P12">}</text:p>
            </text:list-item>
          </text:list>
        </text:list-item>
        <text:list-item>
          <text:p text:style-name="P14">R6.6</text:p>
          <text:list>
            <text:list-item>
              <text:p text:style-name="P14">int[] values = new int[10];</text:p>
              <text:p text:style-name="P14">int max = values[0];</text:p>
              <text:p text:style-name="P14">int min = values[0];</text:p>
              <text:p text:style-name="P14">for(int i = 0; i &lt; values.length; i++){</text:p>
              <text:list>
                <text:list-header>
                  <text:p text:style-name="P14">if(values[i] &lt; min){</text:p>
                  <text:list>
                    <text:list-header>
                      <text:p text:style-name="P14">min = values[i];</text:p>
                    </text:list-header>
                  </text:list>
                  <text:p text:style-name="P14">} else if(values[i] &gt; max){</text:p>
                  <text:list text:continue-numbering="true">
                    <text:list-header>
                      <text:p text:style-name="P14">max = values[i];</text:p>
                    </text:list-header>
                  </text:list>
                  <text:p text:style-name="P14">}</text:p>
                </text:list-header>
              </text:list>
              <text:p text:style-name="P14">}</text:p>
            </text:list-item>
          </text:list>
        </text:list-item>
        <text:list-item>
          <text:p text:style-name="P14">R6.7</text:p>
          <text:list>
            <text:list-item>
              <text:p text:style-name="P15">It will try to access index 10 where 9 is the max</text:p>
            </text:list-item>
            <text:list-item>
              <text:p text:style-name="P15">the array was not initialized</text:p>
            </text:list-item>
          </text:list>
        </text:list-item>
        <text:list-item>
          <text:p text:style-name="P15">R6.12</text:p>
          <text:list>
            <text:list-item>
              <text:p text:style-name="P15"><text:soft-page-break/>An index is a position in the array. The legal indexes are 0 to the length – 1</text:p>
            </text:list-item>
            <text:list-item>
              <text:p text:style-name="P15">a bounds error is when the programmer tries to access an array index that doesn’t exist</text:p>
            </text:list-item>
          </text:list>
        </text:list-item>
        <text:list-item>
          <text:p text:style-name="P15">R6.14</text:p>
          <text:list>
            <text:list-item>
              <text:p text:style-name="P15">int[] values = {1, 2, 3, 4, 5, 6, 7, 8, 9};</text:p>
              <text:p text:style-name="P15">int[] newValues = new int[values.length];</text:p>
              <text:p text:style-name="P15">for(int i = 0; i &lt; values.length; i++){</text:p>
              <text:list>
                <text:list-header>
                  <text:p text:style-name="P15">newValues[i] = values[i];</text:p>
                </text:list-header>
              </text:list>
              <text:p text:style-name="P15">}</text:p>
              <text:p text:style-name="P15">for(int i = values.length - 1; i &gt;= 0; i--){</text:p>
              <text:list text:continue-numbering="true">
                <text:list-header>
                  <text:p text:style-name="P15">System.out.print(newValues[i]);</text:p>
                </text:list-header>
              </text:list>
              <text:p text:style-name="P15">}</text:p>
            </text:list-item>
          </text:list>
        </text:list-item>
        <text:list-item>
          <text:p text:style-name="P15">R6.15</text:p>
        </text:list-item>
      </text:list>
      <text:p text:style-name="P18">80 90 100 120 110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2">pos</text:p>
          </table:table-cell>
          <table:table-cell table:style-name="Table1.A1" office:value-type="string">
            <text:p text:style-name="P22">found</text:p>
          </table:table-cell>
        </table:table-row>
        <table:table-row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false</text:p>
          </table:table-cell>
        </table:table-row>
        <table:table-row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3">false</text:p>
          </table:table-cell>
        </table:table-row>
        <table:table-row table:style-name="Table1.4"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3">True</text:p>
          </table:table-cell>
        </table:table-row>
      </table:table>
      <text:p text:style-name="P18">80 90 100 70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Pos</text:p>
          </table:table-cell>
          <table:table-cell table:style-name="Table2.A1" office:value-type="string">
            <text:p text:style-name="P23">Found</text:p>
          </table:table-cell>
        </table:table-row>
        <table:table-row>
          <table:table-cell table:style-name="Table2.A1" office:value-type="string">
            <text:p text:style-name="P23">0</text:p>
          </table:table-cell>
          <table:table-cell table:style-name="Table2.A1" office:value-type="string">
            <text:p text:style-name="P23">false</text:p>
          </table:table-cell>
        </table:table-row>
        <table:table-row>
          <table:table-cell table:style-name="Table2.A1" office:value-type="string">
            <text:p text:style-name="P23">1</text:p>
          </table:table-cell>
          <table:table-cell table:style-name="Table2.A1" office:value-type="string">
            <text:p text:style-name="P23">false</text:p>
          </table:table-cell>
        </table:table-row>
        <table:table-row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3">true</text:p>
          </table:table-cell>
        </table:table-row>
      </table:table>
      <text:p text:style-name="P18"/>
      <text:list xml:id="list152521959530339" text:continue-numbering="true" text:style-name="L1">
        <text:list-item>
          <text:p text:style-name="P17">R6.17</text:p>
          <text:list>
            <text:list-item>
              <text:p text:style-name="P19">public static void sortInDecreasingOrder(int[] array)</text:p>
            </text:list-item>
            <text:list-item>
              <text:p text:style-name="P19">public static void printElementsWithSeparator(int[] array, String separator)</text:p>
            </text:list-item>
            <text:list-item>
              <text:p text:style-name="P19">public static int countElementsLessThan(int[] array, int threshold)</text:p>
            </text:list-item>
            <text:list-item>
              <text:p text:style-name="P19">public static void removeElementsLessThan(int[] array, int threshold)</text:p>
            </text:list-item>
            <text:list-item>
              <text:p text:style-name="P19">public static int[] getElementsLessThan(int[] array, int threshold)</text:p>
            </text:list-item>
          </text:list>
        </text:list-item>
        <text:list-item>
          <text:p text:style-name="P20">R6.20</text:p>
          <text:list>
            <text:list-item>
              <text:p text:style-name="P20">store first element in a temp variable</text:p>
            </text:list-item>
            <text:list-item>
              <text:p text:style-name="P20">for each element, assign its own value to the value in the index ahead of it</text:p>
            </text:list-item>
            <text:list-item>
              <text:p text:style-name="P20">assign the last element the value of the temp variable</text:p>
            </text:list-item>
          </text:list>
        </text:list-item>
        <text:list-item>
          <text:p text:style-name="P20">R6.22</text:p>
          <text:list>
            <text:list-item>
              <text:p text:style-name="P20">for each index I, 0 to length – 2</text:p>
            </text:list-item>
            <text:list-item>
              <text:p text:style-name="P20">if the new value is &lt;= the value at i and &lt;= the value at I + 1</text:p>
              <text:list>
                <text:list-item>
                  <text:p text:style-name="P20">starting at the end, copy each element to the element in front of it working backwards, ending at I + 1</text:p>
                </text:list-item>
                <text:list-item>
                  <text:p text:style-name="P20">then assign the new value at position I</text:p>
                </text:list-item>
              </text:list>
            </text:list-item>
          </text:list>
        </text:list-item>
      </text:list>
      <text:p text:style-name="P21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8:58:36.055911412</meta:creation-date>
    <dc:date>2023-11-14T15:25:20.546047786</dc:date>
    <meta:editing-duration>PT17H52M47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4" meta:paragraph-count="184" meta:word-count="995" meta:character-count="4174" meta:non-whitespace-character-count="3454"/>
  </office:meta>
</office:document-meta>
</file>